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officeooo:paragraph-rsid="0013879b"/>
    </style:style>
    <style:style style:name="P2" style:family="paragraph" style:parent-style-name="CIP">
      <style:text-properties officeooo:paragraph-rsid="0010f8e7"/>
    </style:style>
    <style:style style:name="P3" style:family="paragraph" style:parent-style-name="Kolofon">
      <style:text-properties officeooo:paragraph-rsid="0032a822"/>
    </style:style>
    <style:style style:name="P4" style:family="paragraph" style:parent-style-name="Standard">
      <style:paragraph-properties fo:text-align="center" style:justify-single-word="fals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.5pt" fo:font-style="italic" officeooo:paragraph-rsid="0032a822" style:font-size-asian="9.14999961853027pt" style:font-style-asian="italic" style:font-size-complex="10.5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0.5pt" fo:font-style="italic" officeooo:rsid="003d11e8" officeooo:paragraph-rsid="003d11e8" style:font-size-asian="9.14999961853027pt" style:font-style-asian="italic" style:font-size-complex="10.5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8pt" fo:font-style="normal" fo:font-weight="bold" officeooo:paragraph-rsid="0032a822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8pt" fo:font-weight="bold" officeooo:paragraph-rsid="0032a822" style:font-size-asian="48pt" style:font-weight-asian="bold" style:font-size-complex="4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0pt" fo:font-style="italic" officeooo:paragraph-rsid="0032a822" style:font-size-asian="40pt" style:font-style-asian="italic" style:font-size-complex="40pt" style:font-style-complex="italic"/>
    </style:style>
    <style:style style:name="P11" style:family="paragraph" style:parent-style-name="Standard">
      <style:paragraph-properties fo:text-align="center" style:justify-single-word="false"/>
      <style:text-properties fo:font-size="12pt" officeooo:rsid="0032a822" officeooo:paragraph-rsid="0032a822" style:font-size-asian="12pt" style:font-size-complex="12pt"/>
    </style:style>
    <style:style style:name="P12" style:family="paragraph" style:parent-style-name="Heading_20_2">
      <style:text-properties fo:font-size="12pt" officeooo:paragraph-rsid="003b5c1f" style:font-size-asian="12pt" style:font-size-complex="12pt"/>
    </style:style>
    <style:style style:name="P13" style:family="paragraph" style:parent-style-name="CIP">
      <style:text-properties fo:font-size="10pt" officeooo:paragraph-rsid="0010f8e7" style:font-size-asian="10pt" style:font-size-complex="10pt"/>
    </style:style>
    <style:style style:name="P14" style:family="paragraph" style:parent-style-name="CIP">
      <style:text-properties fo:font-size="10pt" officeooo:paragraph-rsid="0032a822" style:font-size-asian="10pt" style:font-size-complex="10pt"/>
    </style:style>
    <style:style style:name="P15" style:family="paragraph" style:parent-style-name="Kolofon">
      <style:text-properties fo:font-size="10pt" style:font-size-asian="10pt" style:font-size-complex="10pt"/>
    </style:style>
    <style:style style:name="P16" style:family="paragraph" style:parent-style-name="Text_20_body">
      <style:text-properties fo:font-size="10pt" style:font-size-asian="10pt" style:font-size-complex="10pt"/>
    </style:style>
    <style:style style:name="P17" style:family="paragraph" style:parent-style-name="Text_20_body">
      <style:text-properties fo:font-size="10pt" officeooo:rsid="00339a8e" officeooo:paragraph-rsid="003b5c1f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fo:font-size="26pt" fo:font-style="normal" fo:font-weight="bold" officeooo:paragraph-rsid="0032a822" style:font-size-asian="26pt" style:font-style-asian="normal" style:font-weight-asian="bold" style:font-size-complex="26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style="italic" officeooo:rsid="0032a822" officeooo:paragraph-rsid="0032a822" style:font-size-asian="14pt" style:font-style-asian="italic" style:font-size-complex="14pt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ize="14pt" fo:font-style="italic" officeooo:rsid="003d11e8" officeooo:paragraph-rsid="0032a822" style:font-size-asian="14pt" style:font-style-asian="italic" style:font-size-complex="14pt" style:font-style-complex="italic"/>
    </style:style>
    <style:style style:name="P21" style:family="paragraph" style:parent-style-name="Standard">
      <style:paragraph-properties fo:text-align="center" style:justify-single-word="false"/>
      <style:text-properties fo:font-size="36pt" fo:font-weight="bold" officeooo:paragraph-rsid="0032a822" style:font-size-asian="36pt" style:font-weight-asian="bold" style:font-size-complex="36pt" style:font-weight-complex="bold"/>
    </style:style>
    <style:style style:name="P22" style:family="paragraph" style:parent-style-name="Standard" style:master-page-name="Začetek_20_knjige">
      <style:paragraph-properties fo:text-align="center" style:justify-single-word="false" style:page-number="auto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23" style:family="paragraph" style:parent-style-name="Navaden" style:master-page-name="MP0">
      <style:paragraph-properties fo:margin-top="0cm" fo:margin-bottom="0cm" style:contextual-spacing="false" fo:line-height="100%" style:page-number="auto" fo:break-before="page"/>
      <style:text-properties style:font-name="Times New Roman" fo:font-size="8pt" fo:language="en" fo:country="SI" officeooo:rsid="001a2b27" officeooo:paragraph-rsid="0036a248" style:font-name-asian="Times New Roman" style:font-size-asian="8pt" style:language-asian="en" style:country-asian="SI" style:font-name-complex="Times New Roman" style:font-size-complex="8pt"/>
    </style:style>
    <style:style style:name="P24" style:family="paragraph" style:parent-style-name="Heading_20_1" style:master-page-name="Začetek_20_knjige">
      <style:paragraph-properties style:page-number="auto"/>
    </style:style>
    <style:style style:name="P25" style:family="paragraph" style:parent-style-name="CIP" style:list-style-name="L1">
      <style:text-properties fo:font-size="10pt" officeooo:paragraph-rsid="0010f8e7" style:font-size-asian="10pt" style:font-size-complex="10pt"/>
    </style:style>
    <style:style style:name="P26" style:family="paragraph" style:parent-style-name="Text_20_body" style:list-style-name="L2">
      <style:paragraph-properties fo:margin-top="0.101cm" fo:margin-bottom="0cm" style:contextual-spacing="false"/>
      <style:text-properties fo:font-size="10pt" officeooo:paragraph-rsid="003b5c1f" style:font-size-asian="10pt" style:font-size-complex="10pt"/>
    </style:style>
    <style:style style:name="P27" style:family="paragraph" style:parent-style-name="Text_20_body" style:list-style-name="L2">
      <style:text-properties fo:font-size="10pt" officeooo:paragraph-rsid="003b5c1f" style:font-size-asian="10pt" style:font-size-complex="10pt"/>
    </style:style>
    <style:style style:name="P28" style:family="paragraph" style:parent-style-name="Text_20_body" style:list-style-name="L2">
      <style:paragraph-properties fo:margin-top="0.101cm" fo:margin-bottom="0cm" style:contextual-spacing="false"/>
      <style:text-properties fo:font-size="10pt" officeooo:rsid="0039bd5a" officeooo:paragraph-rsid="003b5c1f" style:font-size-asian="10pt" style:font-size-complex="10pt"/>
    </style:style>
    <style:style style:name="T1" style:family="text">
      <style:text-properties officeooo:rsid="00073eda"/>
    </style:style>
    <style:style style:name="T2" style:family="text">
      <style:text-properties officeooo:rsid="0008ddd2"/>
    </style:style>
    <style:style style:name="T3" style:family="text">
      <style:text-properties officeooo:rsid="0025fff6"/>
    </style:style>
    <style:style style:name="T4" style:family="text">
      <style:text-properties officeooo:rsid="00321fbe"/>
    </style:style>
    <style:style style:name="T5" style:family="text">
      <style:text-properties officeooo:rsid="0036a248"/>
    </style:style>
    <style:style style:name="T6" style:family="text">
      <style:text-properties officeooo:rsid="0013879b"/>
    </style:style>
    <style:style style:name="T7" style:family="text">
      <style:text-properties officeooo:rsid="0032a822"/>
    </style:style>
    <style:style style:name="T8" style:family="text">
      <style:text-properties officeooo:rsid="0033137a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44ce45" style:font-size-asian="10pt" style:font-size-complex="10pt"/>
    </style:style>
    <style:style style:name="T11" style:family="text">
      <style:text-properties officeooo:rsid="003c6463"/>
    </style:style>
    <style:style style:name="T12" style:family="text">
      <style:text-properties officeooo:rsid="003cc92f"/>
    </style:style>
    <style:style style:name="T13" style:family="text">
      <style:text-properties fo:font-style="italic" officeooo:rsid="003cc92f" style:font-style-asian="italic" style:font-style-complex="italic"/>
    </style:style>
    <style:style style:name="T14" style:family="text">
      <style:text-properties style:text-position="super 58%" officeooo:rsid="003cc92f"/>
    </style:style>
    <style:style style:name="T15" style:family="text">
      <style:text-properties style:text-position="sub 58%" officeooo:rsid="003cc92f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33137a" style:font-size-asian="12pt" style:font-size-complex="12pt"/>
    </style:style>
    <style:style style:name="T18" style:family="text">
      <style:text-properties fo:font-size="12pt" officeooo:rsid="0044ce45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8">Dodatki</text:span></text:p>
      <text:p text:style-name="Text_20_body"><text:span text:style-name="T10">D</text:span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>
        <style:drop-cap/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ext_20_body" style:display-name="Text body" style:family="paragraph" style:parent-style-name="Standard" style:list-style-name="" style:class="text" style:master-page-name="">
      <loext:graphic-properties draw:fill="none" draw:fill-color="#99ccff"/>
      <style:paragraph-properties fo:margin-left="0cm" fo:margin-right="0cm" fo:margin-top="0.101cm" fo:margin-bottom="0.199cm" style:contextual-spacing="false" fo:line-height="100%" fo:orphans="2" fo:widows="2" fo:hyphenation-ladder-count="no-limit" fo:text-indent="0.6cm" style:auto-text-indent="false" style:page-number="auto" fo:background-color="transparent" style:shadow="none" fo:keep-with-next="auto">
        <style:tab-stops/>
      </style:paragraph-properties>
      <style:text-properties style:font-name="FreeSerif2" fo:font-family="FreeSerif" style:font-style-name="Mittel" style:font-family-generic="roman" style:font-pitch="variable" fo:font-size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erif3" fo:font-family="FreeSerif" style:font-style-name="Navadno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paragraph-properties fo:margin-top="0.4cm" fo:margin-bottom="0.199cm" style:contextual-spacing="false" fo:text-align="center" style:justify-single-word="false" style:shadow="none"/>
      <style:text-properties style:font-name="FreeSerif1" fo:font-family="FreeSerif" style:font-style-name="FettKursiv" style:font-family-generic="roman" style:font-pitch="variable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1" style:class="text" style:master-page-name="">
      <style:paragraph-properties fo:margin-top="0.4cm" fo:margin-bottom="0.499cm" style:contextual-spacing="false" fo:text-align="center" style:justify-single-word="false" style:page-number="auto"/>
      <style:text-properties style:font-name="FreeSerif" fo:font-family="FreeSerif" style:font-style-name="Fett" style:font-family-generic="roman" style:font-pitch="variable" fo:font-size="20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text:number-lines="false" text:line-number="0">
        <style:tab-stops>
          <style:tab-stop style:position="5.001cm"/>
        </style:tab-stops>
      </style:paragraph-properties>
      <style:text-properties style:font-name="FreeSerif2" fo:font-family="FreeSerif" style:font-style-name="Mittel" style:font-family-generic="roman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fo:margin-left="3cm" fo:margin-right="0cm" fo:text-indent="0cm" style:auto-text-indent="false" text:number-lines="false" text:line-number="0"/>
      <style:text-properties fo:font-size="10.5pt"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1cm" fo:margin-right="0cm" fo:margin-top="0.42cm" fo:margin-bottom="0.409cm" style:contextual-spacing="false" fo:text-indent="0cm" style:auto-text-indent="false" style:page-number="auto" text:number-lines="false" text:line-number="0"/>
      <style:text-properties style:font-name="FreeSerif2" fo:font-family="FreeSerif" style:font-style-name="Mittel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1cm" fo:margin-right="0cm" fo:text-align="start" style:justify-single-word="false" fo:text-indent="0cm" style:auto-text-indent="false" style:page-number="auto">
        <style:tab-stops>
          <style:tab-stop style:position="9.999cm" style:type="right" style:leader-style="dotted" style:leader-text="."/>
        </style:tab-stops>
      </style:paragraph-properties>
      <style:text-properties style:font-name="FreeSerif2" fo:font-family="FreeSerif" style:font-style-name="Mittel" style:font-family-generic="roman" style:font-pitch="variable" fo:font-size="12pt"/>
    </style:style>
    <style:style style:name="Contents_20_2" style:display-name="Contents 2" style:family="paragraph" style:parent-style-name="Index" style:class="index">
      <loext:graphic-properties draw:fill="none" draw:fill-color="#99ccff"/>
      <style:paragraph-properties fo:margin-left="0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9pt" fo:font-style="italic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18pt" fo:font-weight="bold" style:font-size-asian="85%" style:font-weight-asian="bold" style:font-size-complex="85%" style:font-weight-complex="bold"/>
    </style:style>
    <style:style style:name="Citat" style:family="paragraph" style:parent-style-name="Text_20_body" style:master-page-name="">
      <style:paragraph-properties fo:margin-left="1.199cm" fo:margin-right="1.199cm" fo:margin-top="0.101cm" fo:margin-bottom="0.101cm" style:contextual-spacing="false" fo:hyphenation-ladder-count="no-limit" fo:text-indent="0cm" style:auto-text-indent="false" style:page-number="auto">
        <style:tab-stops>
          <style:tab-stop style:position="9.7cm" style:type="right"/>
        </style:tab-stops>
      </style:paragraph-properties>
      <style:text-properties fo:font-size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esmica-center" style:family="paragraph" style:parent-style-name="Text_20_body" style:master-page-name="">
      <style:paragraph-properties fo:margin-left="0cm" fo:margin-right="0cm" fo:margin-top="0.199cm" fo:margin-bottom="0.199cm" style:contextual-spacing="false" fo:line-height="100%" fo:text-align="center" style:justify-single-word="false" fo:text-indent="0cm" style:auto-text-indent="false" style:page-number="auto">
        <style:tab-stops/>
      </style:paragraph-properties>
      <style:text-properties fo:font-size="11pt"/>
    </style:style>
    <style:style style:name="Neimenovano1" style:family="paragraph" style:parent-style-name="Contents_20_Heading">
      <style:text-properties fo:font-weight="bold"/>
    </style:style>
    <style:style style:name="Ozaljšana_20_začetnica" style:display-name="Ozaljšana začetnica" style:family="paragraph" style:parent-style-name="Text_20_body" style:master-page-name="">
      <style:paragraph-properties fo:margin-left="0cm" fo:margin-right="0cm" fo:margin-top="0.101cm" fo:margin-bottom="0.199cm" style:contextual-spacing="false" fo:line-height="100%" fo:text-indent="0cm" style:auto-text-indent="false" style:page-number="auto">
        <style:drop-cap style:lines="3" style:distance="0.101cm"/>
      </style:paragraph-properties>
      <style:text-properties fo:color="#000000" loext:opacity="100%" fo:font-size="11pt"/>
    </style:style>
    <style:style style:name="Kolofon" style:family="paragraph" style:parent-style-name="Text_20_body" style:master-page-name="">
      <loext:graphic-properties draw:fill="none" draw:fill-color="#99ccff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font-size="9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eimenovano2" style:family="paragraph" style:parent-style-name="Citat">
      <style:text-properties fo:font-size="11pt"/>
    </style:style>
    <style:style style:name="CIP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0pt"/>
    </style:style>
    <style:style style:name="Navaden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0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sl" fo:country="SI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ospod" style:family="text" style:parent-style-name="Default_20_Paragraph_20_Font">
      <style:text-properties fo:font-variant="small-cap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 text:start-value="0">
        <style:list-level-properties text:space-before="0.499cm" text:min-label-distance="0.981cm"/>
      </text:outline-level-style>
      <text:outline-level-style text:level="2" loext:num-list-format="%2%" style:num-format="">
        <style:list-level-properties text:space-before="1.251cm" text:min-label-distance="0.93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0.9cm" fo:margin-left="0.1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0.9cm" fo:margin-left="0.10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0.9cm" fo:margin-left="0.10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0.9cm" fo:margin-left="0.10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0.9cm" fo:margin-left="0.1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0.9cm" fo:margin-left="0.1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0.9cm" fo:margin-left="0.10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0.9cm" fo:margin-left="0.1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0.9cm" fo:margin-left="0.1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0.9cm" fo:margin-left="0.1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style:dynamic-spacing="fals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chapter text:display="name" text:outline-level="1"/></text:p>
      </style:header>
      <style:header-left>
        <text:p text:style-name="Header">Pridite otroci, Charles H. Spurgeon</text:p>
      </style:header-left>
      <style:footer>
        <text:p text:style-name="Footer"><text:page-number text:select-page="current">0</text:page-number></text:p>
      </style:footer>
    </style:master-page>
    <style:master-page style:name="HTML" style:page-layout-name="Mpm2" draw:style-name="Mdp2">
      <style:footer>
        <text:p text:style-name="Footer"/>
      </style:footer>
    </style:master-page>
    <style:master-page style:name="First_20_Page" style:display-name="First Page" style:page-layout-name="Mpm3" draw:style-name="Mdp2" style:next-style-name="Standard">
      <style:footer>
        <text:p text:style-name="Footer"/>
      </style:footer>
    </style:master-page>
    <style:master-page style:name="Privzeto_20_1._20_stran" style:display-name="Privzeto 1. stran" style:page-layout-name="Mpm4" draw:style-name="Mdp1">
      <style:footer>
        <text:p text:style-name="Footer"><text:page-number text:select-page="current">0</text:page-number></text:p>
      </style:footer>
    </style:master-page>
    <style:master-page style:name="Začetek_20_knjige" style:display-name="Začetek knjige" style:page-layout-name="Mpm5" draw:style-name="Mdp1"/>
    <style:master-page style:name="Zadnja_20_stran" style:display-name="Zadnja stran" style:page-layout-name="Mpm5" draw:style-name="Mdp1"/>
    <style:master-page style:name="Endnote" style:page-layout-name="Mpm6" draw:style-name="Mdp2">
      <style:footer>
        <text:p text:style-name="Footer"/>
      </style:footer>
    </style:master-page>
    <style:master-page style:name="MP0" style:page-layout-name="Mpm7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Marjan Šavli</meta:initial-creator>
    <meta:creation-date>2006-09-19T13:32:33</meta:creation-date>
    <dc:date>2023-12-27T16:45:16.169000000</dc:date>
    <meta:printed-by>Marjan Šavli</meta:printed-by>
    <meta:print-date>2007-03-28T13:24:09</meta:print-date>
    <meta:editing-cycles>940</meta:editing-cycles>
    <meta:editing-duration>P6DT16H16M41S</meta:editing-duration>
    <meta:document-statistic meta:table-count="0" meta:image-count="0" meta:object-count="0" meta:page-count="1" meta:paragraph-count="6" meta:word-count="9" meta:character-count="45" meta:non-whitespace-character-count="41"/>
    <meta:user-defined meta:name="Info 1"/>
    <meta:user-defined meta:name="Info 2"/>
    <meta:user-defined meta:name="Info 3"/>
    <meta:user-defined meta:name="Info 4"/>
  </office:meta>
</office:document-meta>
</file>